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5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d. Patch 1</text:p>
          </table:table-cell>
          <table:table-cell office:value-type="string" calcext:value-type="string">
            <text:p>Ind. Patch 2</text:p>
          </table:table-cell>
          <table:table-cell/>
          <table:table-cell office:value-type="string" calcext:value-type="string">
            <text:p>Mob. Patch 1</text:p>
          </table:table-cell>
          <table:table-cell office:value-type="string" calcext:value-type="string">
            <text:p>Mob. Patch 2</text:p>
          </table:table-cell>
          <table:table-cell table:number-columns-repeated="9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formula="of:=[.A2]/[.A3]" office:value-type="float" office:value="0.0011" calcext:value-type="float">
            <text:p>0.0011</text:p>
          </table:table-cell>
          <table:table-cell table:formula="of:=[.B2]/[.B3]" office:value-type="float" office:value="0.0015" calcext:value-type="float">
            <text:p>0.0015</text:p>
          </table:table-cell>
          <table:table-cell/>
          <table:table-cell table:formula="of:=[.D2]/[.D3]" office:value-type="float" office:value="0.0044" calcext:value-type="float">
            <text:p>0.0044</text:p>
          </table:table-cell>
          <table:table-cell table:formula="of:=[.E2]/[.E3]" office:value-type="float" office:value="0.006" calcext:value-type="float">
            <text:p>0.006</text:p>
          </table:table-cell>
          <table:table-cell table:number-columns-repeated="9"/>
        </table:table-row>
        <table:table-row table:style-name="ro1">
          <table:table-cell table:formula="of:=[.A4]/[.A5]" office:value-type="float" office:value="0.001" calcext:value-type="float">
            <text:p>0.001</text:p>
          </table:table-cell>
          <table:table-cell table:formula="of:=[.B4]/[.B5]" office:value-type="float" office:value="0.001" calcext:value-type="float">
            <text:p>0.001</text:p>
          </table:table-cell>
          <table:table-cell/>
          <table:table-cell table:formula="of:=[.D4]/[.D5]" office:value-type="float" office:value="0.004" calcext:value-type="float">
            <text:p>0.004</text:p>
          </table:table-cell>
          <table:table-cell table:formula="of:=[.E4]/[.E5]" office:value-type="float" office:value="0.004" calcext:value-type="float">
            <text:p>0.00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efVolume</text:p>
          </table:table-cell>
          <table:table-cell table:number-columns-repeated="2"/>
          <table:table-cell office:value-type="string" calcext:value-type="string">
            <text:p>RefVolu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PRODUCT([.A7:.B8])" office:value-type="float" office:value="0.00000000000165" calcext:value-type="float">
            <text:p>1.65E-12</text:p>
          </table:table-cell>
          <table:table-cell table:number-columns-repeated="2"/>
          <table:table-cell table:formula="of:=PRODUCT([.D7:.E8])" office:value-type="float" office:value="0.0000000004224" calcext:value-type="float">
            <text:p>4.224E-1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kernel1</text:p>
          </table:table-cell>
          <table:table-cell office:value-type="string" calcext:value-type="string">
            <text:p>Nkernel2</text:p>
          </table:table-cell>
          <table:table-cell office:value-type="string" calcext:value-type="string">
            <text:p>NkernelMult</text:p>
          </table:table-cell>
          <table:table-cell office:value-type="string" calcext:value-type="string">
            <text:p>KernelVolume</text:p>
          </table:table-cell>
          <table:table-cell table:number-columns-repeated="2"/>
          <table:table-cell office:value-type="string" calcext:value-type="string">
            <text:p>NoMobility</text:p>
          </table:table-cell>
          <table:table-cell table:number-columns-repeated="7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style-name="ce1" office:value-type="float" office:value="5433" calcext:value-type="float">
            <text:p>5433</text:p>
          </table:table-cell>
          <table:table-cell table:formula="of:=PRODUCT([.A14:.B14])" office:value-type="float" office:value="22650177" calcext:value-type="float">
            <text:p>22650177</text:p>
          </table:table-cell>
          <table:table-cell table:formula="of:=PRODUCT([.C11:.D11])" office:value-type="float" office:value="0.00000000000165" calcext:value-type="float">
            <text:p>1.65E-1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_p22\p11&gt;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table:number-columns-repeated="9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03234" calcext:value-type="float">
            <text:p>303234</text:p>
          </table:table-cell>
          <table:table-cell table:style-name="ce1" office:value-type="float" office:value="304948" calcext:value-type="float">
            <text:p>304948</text:p>
          </table:table-cell>
          <table:table-cell office:value-type="float" office:value="306759" calcext:value-type="float">
            <text:p>306759</text:p>
          </table:table-cell>
          <table:table-cell office:value-type="float" office:value="308465" calcext:value-type="float">
            <text:p>308465</text:p>
          </table:table-cell>
          <table:table-cell/>
          <table:table-cell office:value-type="string" calcext:value-type="string">
            <text:p>Nkernel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06850" calcext:value-type="float">
            <text:p>306850</text:p>
          </table:table-cell>
          <table:table-cell table:style-name="ce1" office:value-type="float" office:value="308531" calcext:value-type="float">
            <text:p>308531</text:p>
          </table:table-cell>
          <table:table-cell office:value-type="float" office:value="310247" calcext:value-type="float">
            <text:p>310247</text:p>
          </table:table-cell>
          <table:table-cell office:value-type="float" office:value="311983" calcext:value-type="float">
            <text:p>311983</text:p>
          </table:table-cell>
          <table:table-cell table:number-columns-repeated="9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309531" calcext:value-type="float">
            <text:p>309531</text:p>
          </table:table-cell>
          <table:table-cell table:style-name="ce1" office:value-type="float" office:value="311185" calcext:value-type="float">
            <text:p>311185</text:p>
          </table:table-cell>
          <table:table-cell table:style-name="ce1" office:value-type="float" office:value="312825" calcext:value-type="float">
            <text:p>312825</text:p>
          </table:table-cell>
          <table:table-cell table:style-name="ce1" office:value-type="float" office:value="314438" calcext:value-type="float">
            <text:p>314438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11325" calcext:value-type="float">
            <text:p>311325</text:p>
          </table:table-cell>
          <table:table-cell table:style-name="ce1" office:value-type="float" office:value="313188" calcext:value-type="float">
            <text:p>313188</text:p>
          </table:table-cell>
          <table:table-cell office:value-type="float" office:value="314926" calcext:value-type="float">
            <text:p>314926</text:p>
          </table:table-cell>
          <table:table-cell office:value-type="float" office:value="316712" calcext:value-type="float">
            <text:p>31671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PRODUCT([.B17]; [.$F$11])" office:value-type="float" office:value="0.0001280860416" calcext:value-type="float">
            <text:p>0.0001280860416</text:p>
          </table:table-cell>
          <table:table-cell table:formula="of:=PRODUCT([.C17]; [.$F$11])" office:value-type="float" office:value="0.0001288100352" calcext:value-type="float">
            <text:p>0.0001288100352</text:p>
          </table:table-cell>
          <table:table-cell table:formula="of:=PRODUCT([.D17]; [.$F$11])" office:value-type="float" office:value="0.0001295750016" calcext:value-type="float">
            <text:p>0.0001295750016</text:p>
          </table:table-cell>
          <table:table-cell table:formula="of:=PRODUCT([.E17]; [.$F$11])" office:value-type="float" office:value="0.000130295616" calcext:value-type="float">
            <text:p>0.000130295616</text:p>
          </table:table-cell>
          <table:table-cell/>
          <table:table-cell office:value-type="string" calcext:value-type="string">
            <text:p>KernelVolume</text:p>
          </table:table-cell>
          <table:table-cell table:number-columns-repeated="7"/>
        </table:table-row>
        <table:table-row table:style-name="ro1">
          <table:table-cell/>
          <table:table-cell table:formula="of:=PRODUCT([.B18]; [.$F$11])" office:value-type="float" office:value="0.00012961344" calcext:value-type="float">
            <text:p>0.00012961344</text:p>
          </table:table-cell>
          <table:table-cell table:formula="of:=PRODUCT([.C18]; [.$F$11])" office:value-type="float" office:value="0.0001303234944" calcext:value-type="float">
            <text:p>0.0001303234944</text:p>
          </table:table-cell>
          <table:table-cell table:formula="of:=PRODUCT([.D18]; [.$F$11])" office:value-type="float" office:value="0.0001310483328" calcext:value-type="float">
            <text:p>0.0001310483328</text:p>
          </table:table-cell>
          <table:table-cell table:formula="of:=PRODUCT([.E18]; [.$F$11])" office:value-type="float" office:value="0.0001317816192" calcext:value-type="float">
            <text:p>0.0001317816192</text:p>
          </table:table-cell>
          <table:table-cell table:number-columns-repeated="9"/>
        </table:table-row>
        <table:table-row table:style-name="ro1">
          <table:table-cell/>
          <table:table-cell table:formula="of:=PRODUCT([.B19]; [.$F$11])" office:value-type="float" office:value="0.0001307458944" calcext:value-type="float">
            <text:p>0.0001307458944</text:p>
          </table:table-cell>
          <table:table-cell table:formula="of:=PRODUCT([.C19]; [.$F$11])" office:value-type="float" office:value="0.000131444544" calcext:value-type="float">
            <text:p>0.000131444544</text:p>
          </table:table-cell>
          <table:table-cell table:formula="of:=PRODUCT([.D19]; [.$F$11])" office:value-type="float" office:value="0.00013213728" calcext:value-type="float">
            <text:p>0.00013213728</text:p>
          </table:table-cell>
          <table:table-cell table:formula="of:=PRODUCT([.E19]; [.$F$11])" office:value-type="float" office:value="0.0001328186112" calcext:value-type="float">
            <text:p>0.0001328186112</text:p>
          </table:table-cell>
          <table:table-cell table:number-columns-repeated="9"/>
        </table:table-row>
        <table:table-row table:style-name="ro1">
          <table:table-cell/>
          <table:table-cell table:formula="of:=PRODUCT([.B20]; [.$F$11])" office:value-type="float" office:value="0.00013150368" calcext:value-type="float">
            <text:p>0.00013150368</text:p>
          </table:table-cell>
          <table:table-cell table:formula="of:=PRODUCT([.C20]; [.$F$11])" office:value-type="float" office:value="0.0001322906112" calcext:value-type="float">
            <text:p>0.0001322906112</text:p>
          </table:table-cell>
          <table:table-cell table:formula="of:=PRODUCT([.D20]; [.$F$11])" office:value-type="float" office:value="0.0001330247424" calcext:value-type="float">
            <text:p>0.0001330247424</text:p>
          </table:table-cell>
          <table:table-cell table:formula="of:=PRODUCT([.E20]; [.$F$11])" office:value-type="float" office:value="0.0001337791488" calcext:value-type="float">
            <text:p>0.000133779148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[.B22]/[.$D$14]" office:value-type="float" office:value="77627904" calcext:value-type="float">
            <text:p>77627904</text:p>
          </table:table-cell>
          <table:table-cell table:formula="of:=[.C22]/[.$D$14]" office:value-type="float" office:value="78066688" calcext:value-type="float">
            <text:p>78066688</text:p>
          </table:table-cell>
          <table:table-cell table:formula="of:=[.D22]/[.$D$14]" office:value-type="float" office:value="78530304" calcext:value-type="float">
            <text:p>78530304</text:p>
          </table:table-cell>
          <table:table-cell table:formula="of:=[.E22]/[.$D$14]" office:value-type="float" office:value="78967040" calcext:value-type="float">
            <text:p>78967040</text:p>
          </table:table-cell>
          <table:table-cell/>
          <table:table-cell office:value-type="string" calcext:value-type="string">
            <text:p>KernelVolumeScaled1</text:p>
          </table:table-cell>
          <table:table-cell table:number-columns-repeated="7"/>
        </table:table-row>
        <table:table-row table:style-name="ro1">
          <table:table-cell/>
          <table:table-cell table:formula="of:=[.B23]/[.$D$14]" office:value-type="float" office:value="78553600" calcext:value-type="float">
            <text:p>78553600</text:p>
          </table:table-cell>
          <table:table-cell table:formula="of:=[.C23]/[.$D$14]" office:value-type="float" office:value="78983936" calcext:value-type="float">
            <text:p>78983936</text:p>
          </table:table-cell>
          <table:table-cell table:formula="of:=[.D23]/[.$D$14]" office:value-type="float" office:value="79423232" calcext:value-type="float">
            <text:p>79423232</text:p>
          </table:table-cell>
          <table:table-cell table:formula="of:=[.E23]/[.$D$14]" office:value-type="float" office:value="79867648" calcext:value-type="float">
            <text:p>79867648</text:p>
          </table:table-cell>
          <table:table-cell table:number-columns-repeated="9"/>
        </table:table-row>
        <table:table-row table:style-name="ro1">
          <table:table-cell/>
          <table:table-cell table:formula="of:=[.B24]/[.$D$14]" office:value-type="float" office:value="79239936" calcext:value-type="float">
            <text:p>79239936</text:p>
          </table:table-cell>
          <table:table-cell table:formula="of:=[.C24]/[.$D$14]" office:value-type="float" office:value="79663360" calcext:value-type="float">
            <text:p>79663360</text:p>
          </table:table-cell>
          <table:table-cell table:formula="of:=[.D24]/[.$D$14]" office:value-type="float" office:value="80083200" calcext:value-type="float">
            <text:p>80083200</text:p>
          </table:table-cell>
          <table:table-cell table:formula="of:=[.E24]/[.$D$14]" office:value-type="float" office:value="80496128" calcext:value-type="float">
            <text:p>80496128</text:p>
          </table:table-cell>
          <table:table-cell table:number-columns-repeated="9"/>
        </table:table-row>
        <table:table-row table:style-name="ro1">
          <table:table-cell/>
          <table:table-cell table:formula="of:=[.B25]/[.$D$14]" office:value-type="float" office:value="79699200" calcext:value-type="float">
            <text:p>79699200</text:p>
          </table:table-cell>
          <table:table-cell table:formula="of:=[.C25]/[.$D$14]" office:value-type="float" office:value="80176128" calcext:value-type="float">
            <text:p>80176128</text:p>
          </table:table-cell>
          <table:table-cell table:formula="of:=[.D25]/[.$D$14]" office:value-type="float" office:value="80621056" calcext:value-type="float">
            <text:p>80621056</text:p>
          </table:table-cell>
          <table:table-cell table:formula="of:=[.E25]/[.$D$14]" office:value-type="float" office:value="81078272" calcext:value-type="float">
            <text:p>8107827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[.B22]/[.$B$22]" office:value-type="float" office:value="1" calcext:value-type="float">
            <text:p>1</text:p>
          </table:table-cell>
          <table:table-cell table:formula="of:=[.C22]/[.$B$22]" office:value-type="float" office:value="1.00565240045641" calcext:value-type="float">
            <text:p>1.00565240045641</text:p>
          </table:table-cell>
          <table:table-cell table:formula="of:=[.D22]/[.$B$22]" office:value-type="float" office:value="1.01162468588615" calcext:value-type="float">
            <text:p>1.01162468588615</text:p>
          </table:table-cell>
          <table:table-cell table:formula="of:=[.E22]/[.$B$22]" office:value-type="float" office:value="1.01725070407672" calcext:value-type="float">
            <text:p>1.01725070407672</text:p>
          </table:table-cell>
          <table:table-cell/>
          <table:table-cell office:value-type="string" calcext:value-type="string">
            <text:p>KernelVolumeScaled2</text:p>
          </table:table-cell>
          <table:table-cell table:number-columns-repeated="7"/>
        </table:table-row>
        <table:table-row table:style-name="ro1">
          <table:table-cell/>
          <table:table-cell table:formula="of:=[.B23]/[.$B$22]" office:value-type="float" office:value="1.01192478416009" calcext:value-type="float">
            <text:p>1.01192478416009</text:p>
          </table:table-cell>
          <table:table-cell table:formula="of:=[.C23]/[.$B$22]" office:value-type="float" office:value="1.01746835776991" calcext:value-type="float">
            <text:p>1.01746835776991</text:p>
          </table:table-cell>
          <table:table-cell table:formula="of:=[.D23]/[.$B$22]" office:value-type="float" office:value="1.02312735379278" calcext:value-type="float">
            <text:p>1.02312735379278</text:p>
          </table:table-cell>
          <table:table-cell table:formula="of:=[.E23]/[.$B$22]" office:value-type="float" office:value="1.02885230548026" calcext:value-type="float">
            <text:p>1.02885230548026</text:p>
          </table:table-cell>
          <table:table-cell table:number-columns-repeated="9"/>
        </table:table-row>
        <table:table-row table:style-name="ro1">
          <table:table-cell/>
          <table:table-cell table:formula="of:=[.B24]/[.$B$22]" office:value-type="float" office:value="1.02076614100002" calcext:value-type="float">
            <text:p>1.02076614100002</text:p>
          </table:table-cell>
          <table:table-cell table:formula="of:=[.C24]/[.$B$22]" office:value-type="float" office:value="1.02622067446263" calcext:value-type="float">
            <text:p>1.02622067446263</text:p>
          </table:table-cell>
          <table:table-cell table:formula="of:=[.D24]/[.$B$22]" office:value-type="float" office:value="1.03162903896001" calcext:value-type="float">
            <text:p>1.03162903896001</text:p>
          </table:table-cell>
          <table:table-cell table:formula="of:=[.E24]/[.$B$22]" office:value-type="float" office:value="1.03694836331018" calcext:value-type="float">
            <text:p>1.03694836331018</text:p>
          </table:table-cell>
          <table:table-cell table:number-columns-repeated="9"/>
        </table:table-row>
        <table:table-row table:style-name="ro1">
          <table:table-cell/>
          <table:table-cell table:formula="of:=[.B25]/[.$B$22]" office:value-type="float" office:value="1.02668236411484" calcext:value-type="float">
            <text:p>1.02668236411484</text:p>
          </table:table-cell>
          <table:table-cell table:formula="of:=[.C25]/[.$B$22]" office:value-type="float" office:value="1.03282613427254" calcext:value-type="float">
            <text:p>1.03282613427254</text:p>
          </table:table-cell>
          <table:table-cell table:formula="of:=[.D25]/[.$B$22]" office:value-type="float" office:value="1.03855768152648" calcext:value-type="float">
            <text:p>1.03855768152648</text:p>
          </table:table-cell>
          <table:table-cell table:formula="of:=[.E25]/[.$B$22]" office:value-type="float" office:value="1.04444752237546" calcext:value-type="float">
            <text:p>1.04444752237546</text:p>
          </table:table-cell>
          <table:table-cell table:number-columns-repeated="9"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office:value-type="string" calcext:value-type="string">
            <text:p>_p22\p11&gt;</text:p>
          </table:table-cell>
          <table:table-cell table:formula="of:=[.A73]" office:value-type="float" office:value="0.5" calcext:value-type="float">
            <text:p>0.5</text:p>
          </table:table-cell>
          <table:table-cell table:formula="of:=[.A72]" office:value-type="float" office:value="0.6" calcext:value-type="float">
            <text:p>0.6</text:p>
          </table:table-cell>
          <table:table-cell table:formula="of:=[.A71]" office:value-type="float" office:value="0.7" calcext:value-type="float">
            <text:p>0.7</text:p>
          </table:table-cell>
          <table:table-cell table:formula="of:=[.A70]" office:value-type="float" office:value="0.8" calcext:value-type="float">
            <text:p>0.8</text:p>
          </table:table-cell>
          <table:table-cell table:formula="of:=[.A69]" office:value-type="float" office:value="0.9" calcext:value-type="float">
            <text:p>0.9</text:p>
          </table:table-cell>
          <table:table-cell table:formula="of:=[.A6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68]" office:value-type="float" office:value="1" calcext:value-type="float">
            <text:p>1</text:p>
          </table:table-cell>
          <table:table-cell table:number-columns-repeated="7"/>
          <table:table-cell table:formula="of:=[.B61]/[.$C$2]" office:value-type="string" office:string-value="" calcext:value-type="error">
            <text:p>#DIV/0!</text:p>
          </table:table-cell>
          <table:table-cell table:formula="of:=[.C61]/[.$C$2]" office:value-type="string" office:string-value="" calcext:value-type="error">
            <text:p>#DIV/0!</text:p>
          </table:table-cell>
          <table:table-cell table:formula="of:=[.D61]/[.$C$2]" office:value-type="string" office:string-value="" calcext:value-type="error">
            <text:p>#DIV/0!</text:p>
          </table:table-cell>
          <table:table-cell table:formula="of:=[.E61]/[.$C$2]" office:value-type="string" office:string-value="" calcext:value-type="error">
            <text:p>#DIV/0!</text:p>
          </table:table-cell>
          <table:table-cell table:formula="of:=[.F61]/[.$C$2]" office:value-type="string" office:string-value="" calcext:value-type="error">
            <text:p>#DIV/0!</text:p>
          </table:table-cell>
          <table:table-cell table:formula="of:=[.G61]/[.$C$2]" office:value-type="string" office:string-value="" calcext:value-type="error">
            <text:p>#DIV/0!</text:p>
          </table:table-cell>
        </table:table-row>
        <table:table-row table:style-name="ro1">
          <table:table-cell table:formula="of:=[.A69]" office:value-type="float" office:value="0.9" calcext:value-type="float">
            <text:p>0.9</text:p>
          </table:table-cell>
          <table:table-cell table:number-columns-repeated="7"/>
          <table:table-cell table:formula="of:=[.B62]/[.$C$2]" office:value-type="string" office:string-value="" calcext:value-type="error">
            <text:p>#DIV/0!</text:p>
          </table:table-cell>
          <table:table-cell table:formula="of:=[.C62]/[.$C$2]" office:value-type="string" office:string-value="" calcext:value-type="error">
            <text:p>#DIV/0!</text:p>
          </table:table-cell>
          <table:table-cell table:formula="of:=[.D62]/[.$C$2]" office:value-type="string" office:string-value="" calcext:value-type="error">
            <text:p>#DIV/0!</text:p>
          </table:table-cell>
          <table:table-cell table:formula="of:=[.E62]/[.$C$2]" office:value-type="string" office:string-value="" calcext:value-type="error">
            <text:p>#DIV/0!</text:p>
          </table:table-cell>
          <table:table-cell table:formula="of:=[.F62]/[.$C$2]" office:value-type="string" office:string-value="" calcext:value-type="error">
            <text:p>#DIV/0!</text:p>
          </table:table-cell>
          <table:table-cell table:formula="of:=[.G62]/[.$C$2]" office:value-type="string" office:string-value="" calcext:value-type="error">
            <text:p>#DIV/0!</text:p>
          </table:table-cell>
        </table:table-row>
        <table:table-row table:style-name="ro1">
          <table:table-cell table:formula="of:=[.A70]" office:value-type="float" office:value="0.8" calcext:value-type="float">
            <text:p>0.8</text:p>
          </table:table-cell>
          <table:table-cell table:number-columns-repeated="7"/>
          <table:table-cell table:formula="of:=[.B63]/[.$C$2]" office:value-type="string" office:string-value="" calcext:value-type="error">
            <text:p>#DIV/0!</text:p>
          </table:table-cell>
          <table:table-cell table:formula="of:=[.C63]/[.$C$2]" office:value-type="string" office:string-value="" calcext:value-type="error">
            <text:p>#DIV/0!</text:p>
          </table:table-cell>
          <table:table-cell table:formula="of:=[.D63]/[.$C$2]" office:value-type="string" office:string-value="" calcext:value-type="error">
            <text:p>#DIV/0!</text:p>
          </table:table-cell>
          <table:table-cell table:formula="of:=[.E63]/[.$C$2]" office:value-type="string" office:string-value="" calcext:value-type="error">
            <text:p>#DIV/0!</text:p>
          </table:table-cell>
          <table:table-cell table:formula="of:=[.F63]/[.$C$2]" office:value-type="string" office:string-value="" calcext:value-type="error">
            <text:p>#DIV/0!</text:p>
          </table:table-cell>
          <table:table-cell table:formula="of:=[.G63]/[.$C$2]" office:value-type="string" office:string-value="" calcext:value-type="error">
            <text:p>#DIV/0!</text:p>
          </table:table-cell>
        </table:table-row>
        <table:table-row table:style-name="ro1">
          <table:table-cell table:formula="of:=[.A71]" office:value-type="float" office:value="0.7" calcext:value-type="float">
            <text:p>0.7</text:p>
          </table:table-cell>
          <table:table-cell table:number-columns-repeated="7"/>
          <table:table-cell table:formula="of:=[.B64]/[.$C$2]" office:value-type="string" office:string-value="" calcext:value-type="error">
            <text:p>#DIV/0!</text:p>
          </table:table-cell>
          <table:table-cell table:formula="of:=[.C64]/[.$C$2]" office:value-type="string" office:string-value="" calcext:value-type="error">
            <text:p>#DIV/0!</text:p>
          </table:table-cell>
          <table:table-cell table:formula="of:=[.D64]/[.$C$2]" office:value-type="string" office:string-value="" calcext:value-type="error">
            <text:p>#DIV/0!</text:p>
          </table:table-cell>
          <table:table-cell table:formula="of:=[.E64]/[.$C$2]" office:value-type="string" office:string-value="" calcext:value-type="error">
            <text:p>#DIV/0!</text:p>
          </table:table-cell>
          <table:table-cell table:formula="of:=[.F64]/[.$C$2]" office:value-type="string" office:string-value="" calcext:value-type="error">
            <text:p>#DIV/0!</text:p>
          </table:table-cell>
          <table:table-cell table:formula="of:=[.G64]/[.$C$2]" office:value-type="string" office:string-value="" calcext:value-type="error">
            <text:p>#DIV/0!</text:p>
          </table:table-cell>
        </table:table-row>
        <table:table-row table:style-name="ro1">
          <table:table-cell table:formula="of:=[.A72]" office:value-type="float" office:value="0.6" calcext:value-type="float">
            <text:p>0.6</text:p>
          </table:table-cell>
          <table:table-cell table:number-columns-repeated="7"/>
          <table:table-cell table:formula="of:=[.B65]/[.$C$2]" office:value-type="string" office:string-value="" calcext:value-type="error">
            <text:p>#DIV/0!</text:p>
          </table:table-cell>
          <table:table-cell table:formula="of:=[.C65]/[.$C$2]" office:value-type="string" office:string-value="" calcext:value-type="error">
            <text:p>#DIV/0!</text:p>
          </table:table-cell>
          <table:table-cell table:formula="of:=[.D65]/[.$C$2]" office:value-type="string" office:string-value="" calcext:value-type="error">
            <text:p>#DIV/0!</text:p>
          </table:table-cell>
          <table:table-cell table:formula="of:=[.E65]/[.$C$2]" office:value-type="string" office:string-value="" calcext:value-type="error">
            <text:p>#DIV/0!</text:p>
          </table:table-cell>
          <table:table-cell table:formula="of:=[.F65]/[.$C$2]" office:value-type="string" office:string-value="" calcext:value-type="error">
            <text:p>#DIV/0!</text:p>
          </table:table-cell>
          <table:table-cell table:formula="of:=[.G65]/[.$C$2]" office:value-type="string" office:string-value="" calcext:value-type="error">
            <text:p>#DIV/0!</text:p>
          </table:table-cell>
        </table:table-row>
        <table:table-row table:style-name="ro1">
          <table:table-cell table:formula="of:=[.A73]" office:value-type="float" office:value="0.5" calcext:value-type="float">
            <text:p>0.5</text:p>
          </table:table-cell>
          <table:table-cell table:number-columns-repeated="7"/>
          <table:table-cell table:formula="of:=[.B66]/[.$C$2]" office:value-type="string" office:string-value="" calcext:value-type="error">
            <text:p>#DIV/0!</text:p>
          </table:table-cell>
          <table:table-cell table:formula="of:=[.C66]/[.$C$2]" office:value-type="string" office:string-value="" calcext:value-type="error">
            <text:p>#DIV/0!</text:p>
          </table:table-cell>
          <table:table-cell table:formula="of:=[.D66]/[.$C$2]" office:value-type="string" office:string-value="" calcext:value-type="error">
            <text:p>#DIV/0!</text:p>
          </table:table-cell>
          <table:table-cell table:formula="of:=[.E66]/[.$C$2]" office:value-type="string" office:string-value="" calcext:value-type="error">
            <text:p>#DIV/0!</text:p>
          </table:table-cell>
          <table:table-cell table:formula="of:=[.F66]/[.$C$2]" office:value-type="string" office:string-value="" calcext:value-type="error">
            <text:p>#DIV/0!</text:p>
          </table:table-cell>
          <table:table-cell table:formula="of:=[.G66]/[.$C$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07:38:52.7091495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9:06:17.999643485</meta:creation-date>
    <dc:date>2025-06-13T08:56:34.557299308</dc:date>
    <meta:editing-duration>PT1H15M47S</meta:editing-duration>
    <meta:editing-cycles>3</meta:editing-cycles>
    <meta:generator>LibreOffice/24.2.7.2$Linux_X86_64 LibreOffice_project/420$Build-2</meta:generator>
    <meta:document-statistic meta:table-count="1" meta:cell-count="173" meta:object-count="0"/>
  </office:meta>
</office:document-meta>
</file>